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6f1a" officeooo:paragraph-rsid="001d6f1a"/>
    </style:style>
    <style:style style:name="P2" style:family="paragraph" style:parent-style-name="Standard">
      <style:text-properties officeooo:rsid="001dd6f3" officeooo:paragraph-rsid="001dd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this is swaroop</text:p>
      <text:p text:style-name="P2">swaroop</text:p>
      <text:p text:style-name="P2">sdhcniyvg</text:p>
      <text:p text:style-name="P2">dh</text:p>
      <text:p text:style-name="P2">dkcjb</text:p>
      <text:p text:style-name="P2"><text:s/>sf adf </text:p>
      <text:p text:style-name="P2">db gb gb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42:25.949532624</dc:date>
    <dc:creator>acer </dc:creator>
    <meta:editing-duration>PT16M23S</meta:editing-duration>
    <meta:editing-cycles>2</meta:editing-cycles>
    <meta:document-statistic meta:table-count="0" meta:image-count="0" meta:object-count="0" meta:page-count="1" meta:paragraph-count="7" meta:word-count="13" meta:character-count="59" meta:non-whitespace-character-count="51"/>
  </office:meta>
</office:document-meta>
</file>